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" style:family="table">
      <style:table-properties style:width="16.96cm" fo:margin-left="0cm" fo:margin-right="0.041cm" table:align="margins"/>
    </style:style>
    <style:style style:name="checklist.A" style:family="table-column">
      <style:table-column-properties style:column-width="8.361cm" style:rel-column-width="32307*"/>
    </style:style>
    <style:style style:name="checklist.B" style:family="table-column">
      <style:table-column-properties style:column-width="7.329cm" style:rel-column-width="28320*"/>
    </style:style>
    <style:style style:name="checklist.C" style:family="table-column">
      <style:table-column-properties style:column-width="1.27cm" style:rel-column-width="4908*"/>
    </style:style>
    <style:style style:name="checkli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ecklist.C1" style:family="table-cell">
      <style:table-cell-properties fo:padding="0.097cm" fo:border="0.002cm solid #000000"/>
    </style:style>
    <style:style style:name="checklis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checklist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weight-complex="bold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Table_20_Contents">
      <style:text-properties fo:language="en" fo:country="GB" fo:font-weight="bold" style:font-weight-asian="bold" style:font-weight-complex="bold"/>
    </style:style>
    <style:style style:name="P5" style:family="paragraph" style:parent-style-name="Heading_20_1">
      <style:text-properties fo:language="en" fo:country="GB" fo:font-weight="bold" style:font-weight-asian="bold" style:font-weight-complex="bold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text-properties fo:language="en" fo:country="GB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 <text:s text:c="6"/><text:span text:style-name="T1">Date: </text:span></text:p>
      <text:h text:style-name="P5" text:outline-level="1">Code Review Check list</text:h>
      <text:p text:style-name="P2">Reviewer: <text:tab/></text:p>
      <text:p text:style-name="P2">Use Case:<text:tab/></text:p>
      <text:p text:style-name="P2"/>
      <table:table table:name="checklist" table:style-name="checklist">
        <table:table-column table:style-name="checklist.A"/>
        <table:table-column table:style-name="checklist.B"/>
        <table:table-column table:style-name="checklist.C"/>
        <table:table-row>
          <table:table-cell table:style-name="checklist.A1" office:value-type="string">
            <text:p text:style-name="P4">Description</text:p>
          </table:table-cell>
          <table:table-cell table:style-name="checklist.A1" office:value-type="string">
            <text:p text:style-name="P4">Comment</text:p>
          </table:table-cell>
          <table:table-cell table:style-name="checklist.C1" office:value-type="string">
            <text:p text:style-name="P4">check</text:p>
          </table:table-cell>
        </table:table-row>
        <table:table-row>
          <table:table-cell table:style-name="checklist.A2" table:number-columns-spanned="3" office:value-type="string">
            <text:p text:style-name="P4">Structure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Does the solution only cover the modules task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 code well-structured, consistent in style and consistently format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re unreachable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re any leftover stubs or test routin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re any redundant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ny modules excessively complex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ocumentation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the comments consistent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mments sufficient and understand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Variables and Method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variables/methods properly defined with meaningful, consistent nam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re any redundant or unused variables/metho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Loops and Branche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cases covered in IF-block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gical structures nested correctly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op termination conditions achiev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ndexes properly initializ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efensive Programming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indexes and pointers tested against array boun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mported data and input arguments tested for validity and completenes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ll output variables assign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every memory allocation dealloca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4">Code Conventions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de Convetions fulfill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12:28:24.87</meta:creation-date>
    <dc:date>2014-01-02T15:37:56.69</dc:date>
    <meta:editing-duration>PT41M19S</meta:editing-duration>
    <meta:editing-cycles>4</meta:editing-cycles>
    <meta:generator>OpenOffice.org/3.4$Win32 OpenOffice.org_project/340m1$Build-9590</meta:generator>
    <meta:document-statistic meta:table-count="1" meta:image-count="0" meta:object-count="0" meta:page-count="1" meta:paragraph-count="32" meta:word-count="143" meta:character-count="1033"/>
  </office:meta>
</office:document-meta>
</file>